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font-family-generic="swiss" style:name="Tahoma" svg:font-family="Tahoma"/>
    <style:font-face style:name="Tahoma2" svg:font-family="Tahoma"/>
    <style:font-face style:font-pitch="variable" style:name="SimSun" svg:font-family="SimSun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1" svg:font-family="Arial"/>
    <style:font-face style:font-family-generic="swiss" style:font-pitch="variable" style:name="Times New Roman1" svg:font-family="'Times New Roman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eca3cd" style:parent-style-name="OLE">
      <style:graphic-properties fo:background-color="ffffff" style:horizontal-pos="center" style:horizontal-rel="paragraph" style:vertical-rel="paragraph" style:wrap="none" style:wrap-contour="false"/>
    </style:style>
    <style:style style:family="text" style:name="ae84b03">
      <style:text-properties fo:country="US" fo:font-size="10.0pt" fo:language="en"/>
    </style:style>
    <style:style style:family="text" style:name="a43e861">
      <style:text-properties fo:country="US" fo:font-size="10.0pt" fo:language="en" style:text-position="super"/>
    </style:style>
    <style:style style:family="text" style:name="a2807ae">
      <style:text-properties fo:country="US" fo:font-size="10.0pt" fo:language="en"/>
    </style:style>
    <style:style style:family="text" style:name="a207c9d">
      <style:text-properties fo:background-color="transparent" fo:country="US" fo:font-size="8.0pt" fo:font-style="italic" fo:font-weight="normal" fo:language="en" fo:letter-spacing="normal" style:font-name="Times New Roman" style:font-name-asian="SimSun" style:font-name-complex="Tahoma1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2ea1e4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text" style:name="a0002b1">
      <style:text-properties fo:country="US" fo:font-size="10.0pt" fo:language="en"/>
    </style:style>
    <style:style style:family="text" style:name="a7cc702">
      <style:text-properties fo:background-color="transparent" fo:country="US" fo:font-size="8.0pt" fo:font-style="italic" fo:font-weight="normal" fo:language="en" fo:letter-spacing="normal" style:font-name="Times New Roman" style:font-name-asian="SimSun" style:font-name-complex="Tahoma1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58e5e8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text" style:name="a3d2459">
      <style:text-properties fo:background-color="transparent" fo:country="US" fo:font-size="10.0pt" fo:font-style="normal" fo:font-weight="normal" fo:language="en" fo:letter-spacing="normal" style:font-name="Times New Roman" style:font-name-asian="SimSun" style:font-name-complex="Tahoma1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dd5793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text" style:name="af0a450">
      <style:text-properties style:text-underline-style="solid"/>
    </style:style>
    <style:style style:family="text" style:name="a9782af">
      <style:text-properties fo:font-weight="bold" style:font-weight-asian="bold" style:font-weight-complex="bold"/>
    </style:style>
    <style:style style:family="paragraph" style:name="a0d5dbf" style:parent-style-name="Default_20_Text">
      <style:text-properties style:text-underline-style="solid"/>
    </style:style>
    <style:style style:family="paragraph" style:name="aee26c9" style:parent-style-name="Default_20_Text">
      <style:text-properties fo:font-weight="bold" style:font-weight-asian="bold" style:font-weight-complex="bold"/>
    </style:style>
    <style:style style:family="paragraph" style:name="ada3a99" style:parent-style-name="Frame_20_contents">
      <style:text-properties fo:font-size="8.0pt" style:font-size-asian="8.0pt"/>
    </style:style>
    <style:style style:family="graphic" style:name="a34fadd" style:parent-style-name="Frame">
      <style:graphic-properties fo:background-color="ffffff" fo:border-bottom="none" fo:border-left="none" fo:border-right="none" fo:border-top="none" fo:margin-bottom="0.0mm" fo:margin-left="0.0mm" fo:margin-right="0.0mm" fo:margin-top="0.0mm" fo:padding-bottom="0.0mm" fo:padding-left="0.0mm" fo:padding-right="0.0mm" fo:padding-top="0.0mm" style:horizontal-pos="from-left" style:horizontal-rel="paragraph" style:vertical-pos="from-top" style:wrap="none" style:wrap-contour="false"/>
    </style:style>
    <style:style style:family="graphic" style:name="ae7814c" style:parent-style-name="Graphics">
      <style:graphic-properties fo:background-color="ffffff" fo:margin-bottom="0.0mm" fo:margin-left="0.0mm" fo:margin-right="0.0mm" fo:margin-top="0.0mm" style:horizontal-pos="from-left" style:horizontal-rel="paragraph" style:vertical-pos="from-top" style:wrap="none" style:wrap-contour="false"/>
    </style:style>
    <style:style style:family="graphic" style:name="a39e520" style:parent-style-name="Frame">
      <style:graphic-properties fo:background-color="ffffff" fo:border-bottom="none" fo:border-left="none" fo:border-right="none" fo:border-top="none" fo:margin-bottom="0.0mm" fo:margin-left="0.0mm" fo:margin-right="0.0mm" fo:margin-top="0.0mm" fo:padding-bottom="0.0mm" fo:padding-left="0.0mm" fo:padding-right="0.0mm" fo:padding-top="0.0mm" style:horizontal-pos="center" style:horizontal-rel="paragraph" style:vertical-pos="top" style:wrap="none" style:wrap-contour="false"/>
    </style:style>
    <style:style style:family="text" style:name="a40ae64">
      <style:text-properties fo:font-style="normal" fo:font-weight="normal" style:font-name="Arial1"/>
    </style:style>
    <style:style style:family="graphic" style:name="ae77d08" style:parent-style-name="default">
      <style:graphic-properties draw:fill="solid" draw:fill-color="#cccc00" style:horizontal-pos="from-left" style:horizontal-rel="paragraph" style:vertical-pos="from-top" style:vertical-rel="paragraph" style:wrap="run-through" style:wrap-contour="false" svg:x="64.52mm" svg:y="12.88mm"/>
    </style:style>
    <style:style style:family="table-cell" style:name="aecaa5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2b0f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8a17d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509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2ddaf5">
      <style:table-column-properties style:rel-column-width="32768*"/>
    </style:style>
    <style:style style:family="table-column" style:name="a631ee3">
      <style:table-column-properties style:rel-column-width="32767*"/>
    </style:style>
    <style:style style:family="table" style:name="a1e1c4b">
      <style:table-properties style:width="15.24cm" table:align="left"/>
    </style:style>
    <style:style style:family="paragraph" style:list-style-name="L2" style:name="a8fb328" style:parent-style-name="Default_20_Text">
      <style:paragraph-properties/>
    </style:style>
    <style:style style:family="paragraph" style:list-style-name="L2" style:name="a6ab797" style:parent-style-name="Default_20_Text">
      <style:paragraph-properties/>
    </style:style>
    <style:style style:family="paragraph" style:list-style-name="L1" style:name="a6bac53" style:parent-style-name="Default_20_Text">
      <style:paragraph-properties/>
    </style:style>
    <style:style style:family="paragraph" style:list-style-name="L1" style:name="ab28aa6" style:parent-style-name="Default_20_Text">
      <style:paragraph-properties/>
    </style:style>
    <style:style style:family="paragraph" style:name="a3a4873" style:parent-style-name="Heading_20_1">
      <style:paragraph-properties/>
    </style:style>
    <text:list-style style:name="L2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  <text:list-style style:name="L1">
      <text:list-level-style-bullet text:bullet-char="•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bullet>
    </text:list-style>
  </office:automatic-styles>
  <office:body>
    <office:text>
      <text:p text:style-name="Default_20_Text"/>
      <text:p text:style-name="Title">ODFDOM in a title</text:p>
      <text:p text:style-name="Default_20_Text"/>
      <text:p text:style-name="Default_20_Text"/>
      <text:p text:style-name="a3a4873">ODFDOM in a section header</text:p>
      <text:p text:style-name="Default_20_Text"/>
      <text:p text:style-name="Default_20_Text">ODFDOM in paragraph</text:p>
      <text:p text:style-name="Default_20_Text"/>
      <text:list text:continue-numbering="true" text:style-name="L1" xml:id="list3388533084">
        <text:list-item>
          <text:p text:style-name="ab28aa6">ODFDOM in a bullet list (bullet 1)</text:p>
        </text:list-item>
      </text:list>
      <text:list text:continue-numbering="true" text:style-name="L1" xml:id="list3388533084">
        <text:list-item>
          <text:p text:style-name="a6bac53">ODFDOM in a bullet list (bullet 2)</text:p>
        </text:list-item>
      </text:list>
      <text:p text:style-name="Default_20_Text"/>
      <text:list text:continue-numbering="true" text:style-name="L2" xml:id="list411918893">
        <text:list-item>
          <text:p text:style-name="a6ab797">ODFDOM in a numbered list (1)</text:p>
        </text:list-item>
      </text:list>
      <text:list text:continue-numbering="true" text:style-name="L2" xml:id="list411918893">
        <text:list-item>
          <text:p text:style-name="a8fb328">ODFDOM in a numbered list (2)</text:p>
        </text:list-item>
      </text:list>
      <text:p text:style-name="Default_20_Text"/>
      <text:p text:style-name="Default_20_Text"><text:a xlink:href="http://www.odftoolkit.org/"><text:span text:style-name="Internet_20_link">ODFDOM<text:s/></text:span></text:a>in a hyperlink</text:p>
      <text:p text:style-name="Default_20_Text"/>
      <table:table table:style-name="a1e1c4b">
        <table:table-column table:style-name="a631ee3"/>
        <table:table-column table:style-name="a2ddaf5"/>
        <table:table-row>
          <table:table-cell table:style-name="af5094c">
            <text:p text:style-name="Table_20_Contents">ODFDOM in another cell A</text:p>
          </table:table-cell>
          <table:table-cell table:style-name="ab8a17d">
            <text:p text:style-name="Table_20_Contents">ODFDOM in another cell B</text:p>
          </table:table-cell>
        </table:table-row>
        <table:table-row>
          <table:table-cell table:style-name="ab2b0f7">
            <text:p text:style-name="Table_20_Contents">ODFDOM in another cell C</text:p>
          </table:table-cell>
          <table:table-cell table:style-name="aecaa50">
            <text:p text:style-name="Table_20_Contents">ODFDOM in another cell D</text:p>
          </table:table-cell>
        </table:table-row>
      </table:table>
      <text:p text:style-name="Default_20_Text"/>
      <text:p text:style-name="Default_20_Text"><draw:frame draw:style-name="ae77d08" draw:z-index="2" svg:height="39.94mm" svg:width="79.89mm" svg:x="64.52mm" svg:y="12.88mm" text:anchor-type="paragraph"><draw:text-box><text:p><text:span text:style-name="a40ae64">ODFDOM in Fontwork</text:span></text:p></draw:text-box></draw:frame><draw:frame draw:style-name="a39e520" svg:width="29.37mm" text:anchor-type="as-char"><draw:text-box><text:p text:style-name="Figure"><draw:frame draw:style-name="ae7814c" draw:z-index="4" svg:height="36.51mm" svg:width="29.37mm" text:anchor-type="as-char"><draw:image xlink:actuate="onLoad" xlink:href="Pictures/100000000000006F0000008A836374E306063F1E.png" xlink:show="embed" xlink:type="simple"/><draw:text-box/></draw:frame><draw:frame draw:style-name="a34fadd" draw:z-index="1" svg:width="29.37mm" text:anchor-type="as-char"><draw:text-box><text:p text:style-name="ada3a99">ODFDOM in a caption</text:p></draw:text-box></draw:frame></text:p></draw:text-box></draw:frame></text:p>
      <text:p text:style-name="Default_20_Text"/>
      <text:p text:style-name="aee26c9">ODFDOM in bold</text:p>
      <text:p text:style-name="Default_20_Text"/>
      <text:p text:style-name="a0d5dbf">ODFDOM underlined</text:p>
      <text:p text:style-name="Default_20_Text"/>
      <text:p text:style-name="Default_20_Text"><text:span text:style-name="a9782af">ODF</text:span><text:span text:style-name="af0a450">DOM</text:span><text:s/>in mixed attributes</text:p>
      <text:p text:style-name="Default_20_Text"/>
      <text:p text:style-name="Default_20_Text">ODFDOM<text:s/>in a<text:s/><office:annotation office:name="__Annotation__271_116812866"><dc:creator>Unbekannter Autor</dc:creator><dc:date>2019-06-17T20:51:24.996000000</dc:date><text:p text:style-name="add5793"><text:span text:style-name="a3d2459">A Note about section!!!</text:span></text:p></office:annotation>section<office:annotation-end office:name="__Annotation__271_116812866"/><office:annotation office:name="CmtId0"><dc:creator>Unbekannter Autor</dc:creator><dc:date>2019-06-17T20:56:48.924000000</dc:date><text:p text:style-name="a58e5e8"><text:span text:style-name="a7cc702">Antwort auf Unbekannter Autor (17.06.2019, 20:51): "..."</text:span></text:p><text:p><text:span text:style-name="a0002b1">I answer you!!!</text:span></text:p></office:annotation><office:annotation office:name="CmtId1"><dc:creator>Unbekannter Autor</dc:creator><dc:date>2019-06-17T20:57:04.727000000</dc:date><text:p text:style-name="a2ea1e4"><text:span text:style-name="a207c9d">Antwort auf Unbekannter Autor (17.06.2019, 20:56): "..."</text:span></text:p><text:p><text:span text:style-name="a2807ae">3</text:span><text:span text:style-name="a43e861">rd</text:span><text:span text:style-name="ae84b03"><text:s/>answer!!!</text:span></text:p></office:annotation><text:s/>with annotations!</text:p>
      <text:p text:style-name="Default_20_Text"/>
      <text:p text:style-name="Default_20_Text"/>
      <text:p text:style-name="Default_20_Text"/>
      <text:p text:style-name="Default_20_Text"/>
      <text:p text:style-name="Default_20_Text"><office:annotation office:name="CmtId2"><dc:creator>RobCWeir</dc:creator><dc:date>2010-07-29T00:00:00.620000000</dc:date><text:p>ODFDOM in a note</text:p></office:annotation></text:p>
      <text:p text:style-name="Default_20_Text"/>
      <text:p text:style-name="Default_20_Text">ODFDOM<text:s/>using change tracking</text:p>
      <text:p text:style-name="Default_20_Text"/>
      <text:p text:style-name="Default_20_Text"/>
      <text:p text:style-name="Default_20_Text"><draw:frame draw:style-name="aeca3cd" draw:z-index="3" svg:height="99.99mm" svg:width="140.99mm" text:anchor-type="paragraph"><draw:image xlink:actuate="onLoad" xlink:href="./ObjectReplacements/Object 1" xlink:show="embed" xlink:type="simple"/><draw:text-box/></draw:frame></text:p>
      <text:p text:style-name="Default_20_Text"/>
      <text:p text:style-name="Default_20_Text">Note: this document should contain 30 instances of the string “ODFDOM”, including 5 instances in a embedded document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swiss" style:name="Tahoma" svg:font-family="Tahoma"/>
    <style:font-face style:name="Tahoma2" svg:font-family="Tahoma"/>
    <style:font-face style:font-pitch="variable" style:name="SimSun" svg:font-family="SimSun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1" svg:font-family="Arial"/>
    <style:font-face style:font-family-generic="swiss" style:font-pitch="variable" style:name="Times New Roman1" svg:font-family="'Times New Roman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SimSun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SimSun" style:font-name-complex="Tahoma1" style:font-size-asian="14.0pt"/>
    </style:style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display-name="Table Contents" style:family="paragraph" style:name="Table_20_Contents" style:parent-style-name="Text_20_Body_20_Single"/>
    <style:style style:family="paragraph" style:name="Footnote" style:parent-style-name="Default_20_Text">
      <style:paragraph-properties fo:margin-left="4.99mm" fo:margin-right="0.0mm" fo:text-indent="-4.99mm"/>
      <style:text-properties fo:font-size="10.0pt" style:font-size-asian="10.0pt"/>
    </style:style>
    <style:style style:family="paragraph" style:name="Title" style:next-style-name="Subtitle" style:parent-style-name="Default_20_Text">
      <style:paragraph-properties fo:text-align="center"/>
      <style:text-properties fo:font-size="18.0pt" fo:font-weight="bold" style:font-size-asian="18.0pt" style:font-weight-asian="bold" style:font-weight-complex="bold"/>
    </style:style>
    <style:style style:family="paragraph" style:name="Standard" style:parent-style-name="default_paragraph_style"/>
    <style:style style:family="paragraph" style:name="Index" style:parent-style-name="Default_20_Text">
      <style:text-properties style:font-name-complex="Tahoma2"/>
    </style:style>
    <style:style style:display-name="Table Heading" style:family="paragraph" style:name="Table_20_Heading" style:parent-style-name="Table_20_Contents">
      <style:paragraph-properties fo:text-align="center"/>
      <style:text-properties fo:font-style="italic" fo:font-weight="bold" style:font-style-asian="italic" style:font-style-complex="italic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0.0pt" fo:font-style="italic" style:font-name-complex="Tahoma2" style:font-size-asian="10.0pt" style:font-style-asian="italic" style:font-style-complex="italic"/>
    </style:style>
    <style:style style:family="paragraph" style:name="Figure" style:parent-style-name="Caption"/>
    <style:style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family="paragraph" style:name="Subtitle" style:next-style-name="Text_20_Body_20_Single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display-name="Heading 3" style:family="paragraph" style:name="Heading_20_3" style:next-style-name="Text_20_body" style:parent-style-name="Heading">
      <style:paragraph-properties/>
      <style:text-properties fo:font-size="14.0pt" fo:font-weight="bold" style:font-size-asian="14.0pt" style:font-weight-asian="bold" style:font-weight-complex="bold"/>
    </style:style>
    <style:style style:default-outline-level="1" style:display-name="Heading 1" style:family="paragraph" style:name="Heading_20_1" style:next-style-name="Text_20_Body_20_Single" style:parent-style-name="Heading">
      <style:paragraph-properties/>
      <style:text-properties fo:font-weight="bold" style:font-weight-asian="bold" style:font-weight-complex="bold"/>
    </style:style>
    <style:style style:family="paragraph" style:name="Header" style:parent-style-name="Default_20_Text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Frame contents" style:family="paragraph" style:name="Frame_20_contents" style:parent-style-name="Text_20_Body_20_Single"/>
    <style:style style:family="paragraph" style:name="Footer" style:parent-style-name="Default_20_Text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family="paragraph" style:name="List" style:parent-style-name="Text_20_Body_20_Single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Internet link" style:family="text" style:name="Internet_20_link" style:parent-style-name="default_character_style">
      <style:text-properties fo:color="#000080" style:text-underline-style="solid"/>
    </style:style>
    <style:style style:display-name="Numbering Symbols" style:family="text" style:name="Numbering_20_Symbols" style:parent-style-name="default_character_style"/>
    <style:style style:display-name="Footnote Symbol" style:family="text" style:name="Footnote_20_Symbol" style:parent-style-name="default_character_style"/>
    <style:default-style style:family="graphic">
      <style:graphic-properties draw:fill="solid" draw:fill-color="#99ccff"/>
      <style:text-properties fo:country="US" fo:font-size="12.0pt" fo:language="en" style:font-name="Times New Roman" style:font-name-asian="SimSun" style:font-name-complex="Tahoma1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wrap="none" style:wrap-contour="false"/>
    </style: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  <office:master-styles>
    <style:master-page style:name="Standard">
      <style:header>
        <text:p text:style-name="Header">ODFDOM in a header</text:p>
      </style:header>
      <style:footer>
        <text:p text:style-name="Footer">ODFDOM in a footer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11S</meta:editing-duration>
  </office:meta>
</office:document-meta>
</file>